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39db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39db8"/>
    </style:style>
    <style:style style:name="T2" style:family="text">
      <style:text-properties fo:font-weight="bold" officeooo:rsid="00139db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39db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Swift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ources/ <text:s text:c="19"/># Swift source code files</text:span></text:p>
      <text:p text:style-name="Preformatted_20_Text"><text:span text:style-name="Source_20_Text">│ <text:s text:c="2"/>├── App/ <text:s text:c="19"/># Main application code</text:span></text:p>
      <text:p text:style-name="Preformatted_20_Text"><text:span text:style-name="Source_20_Text">│ <text:s text:c="2"/>│ <text:s text:c="2"/>├── Controllers/ <text:s text:c="7"/># View controllers</text:span></text:p>
      <text:p text:style-name="Preformatted_20_Text"><text:span text:style-name="Source_20_Text">│ <text:s text:c="2"/>│ <text:s text:c="2"/>├── Models/ <text:s text:c="12"/># Model classes</text:span></text:p>
      <text:p text:style-name="Preformatted_20_Text"><text:span text:style-name="Source_20_Text">│ <text:s text:c="2"/>│ <text:s text:c="2"/>├── Views/ <text:s text:c="13"/># Views or SwiftUI files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Tests/ <text:s text:c="21"/># Test code files (unit tests, integration test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Resources/ <text:s text:c="17"/># Resource files (storyboards, assets, etc.)</text:span></text:p>
      <text:p text:style-name="Preformatted_20_Text"><text:span text:style-name="Source_20_Text">│ <text:s text:c="2"/>├── Assets.xcassets/ <text:s text:c="7"/># Asset catalog</text:span></text:p>
      <text:p text:style-name="Preformatted_20_Text"><text:span text:style-name="Source_20_Text">│ <text:s text:c="2"/>├── Base.lproj/ <text:s text:c="12"/># Base localization file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Frameworks/ <text:s text:c="16"/># Third-party frameworks (if any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Libraries/ <text:s text:c="17"/># Internal or external libraries (if any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Config/ <text:s text:c="20"/># Configuration files (e.g., plist file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build/ <text:s text:c="21"/># Build files (auto-generated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7"/># Git ignore file</text:span></text:p>
      <text:p text:style-name="Preformatted_20_Text"><text:span text:style-name="Source_20_Text">│</text:span></text:p>
      <text:p text:style-name="Preformatted_20_Text"><text:span text:style-name="Source_20_Text">├── Package.swift <text:s text:c="14"/># Swift package manifest (if using Swift Package Manager)</text:span></text:p>
      <text:p text:style-name="Preformatted_20_Text"><text:span text:style-name="Source_20_Text">│</text:span></text:p>
      <text:p text:style-name="Preformatted_20_Text"><text:span text:style-name="Source_20_Text">├── README.md <text:s text:c="18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20"/># License file (e.g., MIT, Apache)</text:span></text:p>
      <text:p text:style-name="Text_20_body">In this structure:</text:p>
      <text:list text:style-name="L1">
        <text:list-item>
          <text:p text:style-name="P4"><text:span text:style-name="Source_20_Text">Sources/</text:span> directory contains the Swift source code files organized into packages or modules.</text:p>
          <text:list>
            <text:list-item>
              <text:p text:style-name="P4"><text:span text:style-name="Source_20_Text">App/</text:span> directory contains the main application code, including controllers, models, views, and other components.</text:p>
            </text:list-item>
          </text:list>
        </text:list-item>
        <text:list-item>
          <text:p text:style-name="P4"><text:span text:style-name="Source_20_Text">Tests/</text:span> directory contains test code files, including unit tests and integration tests.</text:p>
        </text:list-item>
        <text:list-item>
          <text:p text:style-name="P4"><text:span text:style-name="Source_20_Text">Resources/</text:span> directory holds resource files such as storyboards, asset catalogs, and localization files.</text:p>
        </text:list-item>
        <text:list-item>
          <text:p text:style-name="P4"><text:span text:style-name="Source_20_Text">Frameworks/</text:span> directory contains third-party frameworks if you're using external libraries that are not managed by Swift Package Manager.</text:p>
        </text:list-item>
        <text:list-item>
          <text:p text:style-name="P4"><text:span text:style-name="Source_20_Text">Libraries/</text:span> directory holds internal or external libraries if you're using additional code libraries in your project.</text:p>
        </text:list-item>
        <text:list-item>
          <text:p text:style-name="P4"><text:soft-page-break/><text:span text:style-name="Source_20_Text">Config/</text:span> directory contains configuration files such as plist files for app configuration.</text:p>
        </text:list-item>
        <text:list-item>
          <text:p text:style-name="P4"><text:span text:style-name="Source_20_Text">build/</text:span> directory contains auto-generated build files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ackage.swift</text:span> is a Swift package manifest file used with Swift Package Manager for managing dependencies and building Swift packages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LICENSE</text:span> is a file specifying the project's license term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13:40.983655948</meta:creation-date>
    <dc:date>2024-04-07T14:15:01.702499579</dc:date>
    <meta:editing-duration>PT1M21S</meta:editing-duration>
    <meta:editing-cycles>1</meta:editing-cycles>
    <meta:document-statistic meta:table-count="0" meta:image-count="0" meta:object-count="0" meta:page-count="2" meta:paragraph-count="50" meta:word-count="340" meta:character-count="2355" meta:non-whitespace-character-count="1773"/>
    <meta:generator>LibreOffice/7.6.6.3$Linux_X86_64 LibreOffice_project/60$Build-3</meta:generator>
  </office:meta>
</office:document-meta>
</file>